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fd7f6" officeooo:paragraph-rsid="000fd7f6"/>
    </style:style>
    <style:style style:name="P2" style:family="paragraph" style:parent-style-name="Table_20_Contents">
      <style:text-properties officeooo:rsid="000fd7f6" officeooo:paragraph-rsid="000fd7f6"/>
    </style:style>
    <style:style style:name="P3" style:family="paragraph" style:parent-style-name="Table_20_Contents">
      <style:paragraph-properties fo:text-align="center" style:justify-single-word="false"/>
      <style:text-properties officeooo:rsid="0014f469" officeooo:paragraph-rsid="0014f469"/>
    </style:style>
    <style:style style:name="P4" style:family="paragraph" style:parent-style-name="Standard">
      <style:text-properties officeooo:rsid="001671cb" officeooo:paragraph-rsid="001671cb"/>
    </style:style>
    <style:style style:name="P5" style:family="paragraph" style:parent-style-name="Standard" style:list-style-name="L1">
      <style:text-properties officeooo:rsid="0015e9b4" officeooo:paragraph-rsid="0015e9b4"/>
    </style:style>
    <style:style style:name="P6" style:family="paragraph" style:parent-style-name="Standard" style:list-style-name="L1">
      <style:text-properties officeooo:rsid="0015dbe0" officeooo:paragraph-rsid="0015dbe0"/>
    </style:style>
    <style:style style:name="P7" style:family="paragraph" style:parent-style-name="Standard" style:list-style-name="L1">
      <style:text-properties officeooo:rsid="0017c1a5" officeooo:paragraph-rsid="0017c1a5"/>
    </style:style>
    <style:style style:name="P8" style:family="paragraph" style:parent-style-name="Standard" style:list-style-name="L1">
      <style:text-properties officeooo:rsid="001671cb" officeooo:paragraph-rsid="001671cb"/>
    </style:style>
    <style:style style:name="P9" style:family="paragraph" style:parent-style-name="Standard" style:list-style-name="L1">
      <style:text-properties officeooo:rsid="00190608" officeooo:paragraph-rsid="00190608"/>
    </style:style>
    <style:style style:name="T1" style:family="text">
      <style:text-properties officeooo:rsid="0011f184"/>
    </style:style>
    <style:style style:name="T2" style:family="text">
      <style:text-properties officeooo:rsid="0015db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Subconsultas</text:p>
          </table:table-cell>
          <table:covered-table-cell/>
        </table:table-row>
        <table:table-row>
          <table:table-cell table:style-name="Tabla1.A2" office:value-type="string">
            <text:p text:style-name="P2">Nombre:</text:p>
          </table:table-cell>
          <table:table-cell table:style-name="Tabla1.B2" office:value-type="string">
            <text:p text:style-name="P2">Apellidos:</text:p>
          </table:table-cell>
        </table:table-row>
      </table:table>
      <text:p text:style-name="Standard"/>
      <text:list xml:id="list9069461640505388830" text:style-name="L1">
        <text:list-item>
          <text:p text:style-name="P5">Mostrar el nombre de los peces que únicamente se hayan capturado por libre.</text:p>
          <text:p text:style-name="P5"/>
        </text:list-item>
        <text:list-item>
          <text:p text:style-name="P5">A la siguiente consulta la llamaremos el pez madrugador, debes mostrar el pez que ha sido capturado más temprano por libre.</text:p>
          <text:p text:style-name="P5"/>
        </text:list-item>
        <text:list-item>
          <text:p text:style-name="P6">Obtén la mejor posición alcanzada en competición a lo largo de su vida por el afiliado 1002. Debe aparecer, además de la posición, el evento en que la alcanzó y el trofeo obtenido.</text:p>
          <text:p text:style-name="P6"/>
        </text:list-item>
        <text:list-item>
          <text:p text:style-name="P6">Obtén el nombre y apellidos de todas las personas que en alguno de los eventos '1er Encuentro Lures and Pikes' hayan realizado capturas de un peso superior a la media que se registró en dicho evento.</text:p>
          <text:p text:style-name="P6"/>
        </text:list-item>
        <text:list-item>
          <text:p text:style-name="P6">Obtén todas las personas que han realizado una captura en solitario pero que nunca han avalado la captura de otro.</text:p>
          <text:p text:style-name="P6"/>
        </text:list-item>
        <text:list-item>
          <text:p text:style-name="P7">C<text:span text:style-name="T2">onfirma si alguien ha capturado más de 5 peces en el evento 'Super Barbo', mostrando el número de ficha, el pez capturado y la cantidad de capturas. Si nadie ha infringido las normas, el resultado de la consulta es 'ninguna fila'.</text:span></text:p>
          <text:p text:style-name="P7"/>
        </text:list-item>
        <text:list-item>
          <text:p text:style-name="P7">Elimina las capturas de los aquellos usuarios que se hayan avalado a sí mismos.</text:p>
          <text:p text:style-name="P6"/>
        </text:list-item>
        <text:list-item>
          <text:p text:style-name="P9">Actualiza el peso de la trucha con mayor peso de capturasolos al peso de la trucha más pesada en el evento 'La Gran Trucha'.</text:p>
          <text:p text:style-name="P6"/>
        </text:list-item>
        <text:list-item>
          <text:p text:style-name="P9">Se ha detectado un error en la báscula de 0.5 kg en el evento “Super Carpa”, por lo que hay que actualizar el peso (sumando 0.5 kg) a todas las capturas de dicho evento. <text:s/></text:p>
          <text:p text:style-name="P6"/>
        </text:list-item>
        <text:list-item>
          <text:p text:style-name="P8">Se desea modificar la tabla participaciones añadiendo un campo premio, a continuación deberás dejar en el campo trofeo solo copa y en el campo premio el importe del premio.</text:p>
          <text:p text:style-name="P8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d7f6" officeooo:paragraph-rsid="000fd7f6"/>
    </style:style>
    <style:style style:name="MT1" style:family="text">
      <style:text-properties officeooo:rsid="0011f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.F.G.S. Administración de Sistemas Informáticos en Red<text:tab/>I.E.S. Jacarandá</text:p>
        <text:p text:style-name="MP1">Gestión de Bases de Datos<text:tab/><text:tab/>viernes, 1<text:span text:style-name="MT1">1</text:span> de <text:span text:style-name="MT1">marz</text:span>o de 201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ín Viana</meta:initial-creator>
    <meta:creation-date>2016-02-12T08:25:02.793564023</meta:creation-date>
    <dc:date>2016-03-11T14:02:32.715657169</dc:date>
    <dc:creator>Joaquín Viana</dc:creator>
    <meta:editing-duration>PT47M42S</meta:editing-duration>
    <meta:editing-cycles>6</meta:editing-cycles>
    <meta:generator>LibreOffice/5.0.3.2$Linux_X86_64 LibreOffice_project/00m0$Build-2</meta:generator>
    <meta:document-statistic meta:table-count="1" meta:image-count="0" meta:object-count="0" meta:page-count="1" meta:paragraph-count="15" meta:word-count="298" meta:character-count="1645" meta:non-whitespace-character-count="1369"/>
  </office:meta>
</office:document-meta>
</file>